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6169in" svg:height="16.3429in" svg:x="4.4461in" svg:y="0in">
            <draw:object draw:notify-on-update-of-ranges="Sheet1.A1:Sheet1.A1 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2:00:19.002920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1-31T22:03:34.536341830</dc:date>
    <meta:editing-duration>PT6M51S</meta:editing-duration>
    <meta:editing-cycles>3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7.608cm" svg:height="41.512cm" xlink:href=".." xlink:type="simple" chart:class="chart:bar" chart:style-name="ch1">
        <chart:legend chart:legend-position="end" svg:x="65.678cm" svg:y="19.981cm" style:legend-expansion="high" chart:style-name="ch2"/>
        <chart:plot-area chart:style-name="ch3" table:cell-range-address="Sheet1.A1:Sheet1.D51" chart:data-source-has-labels="both" svg:x="1.352cm" svg:y="0.83cm" svg:width="62.974cm" svg:height="39.852cm">
          <chartooo:coordinate-region svg:x="2.175cm" svg:y="1.022cm" svg:width="62.151cm" svg:height="39.028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